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objectwitharrow">
      <style:graphic-properties draw:textarea-horizontal-align="justify" draw:textarea-vertical-align="middle" draw:auto-grow-height="false"/>
    </style:style>
    <style:style style:name="gr2" style:family="graphic" style:parent-style-name="objectwitharrow">
      <style:graphic-properties draw:textarea-horizontal-align="justify" draw:textarea-vertical-align="middle" draw:auto-grow-height="false"/>
    </style:style>
    <style:style style:name="gr3" style:family="graphic" style:parent-style-name="objectwitharrow">
      <style:graphic-properties draw:marker-start="Symmetric_20_Arrow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905cm" svg:x="11.314cm" svg:y="1.245cm">
          <text:p text:style-name="P1"><text:span text:style-name="T1">Order Submitt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0.001cm" svg:height="1.44cm" svg:x="13.852cm" svg:y="3.15cm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4.445cm" svg:height="3.81cm" svg:x="11.595cm" svg:y="4.59cm">
          <text:p text:style-name="P1"><text:span text:style-name="T2">Order Val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layer="layout" svg:width="3.111cm" svg:height="3.175cm" svg:x="6.144cm" svg:y="5.395cm">
          <text:p text:style-name="P1"><text:span text:style-name="T2">Above</text:span></text:p>
          <text:p text:style-name="P1"><text:span text:style-name="T2">$100.00</text:span></text:p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3" draw:layer="layout" svg:width="3.138cm" svg:height="3.175cm" svg:x="18.255cm" svg:y="5.425cm">
          <text:p text:style-name="P1"><text:span text:style-name="T2">Below</text:span></text:p>
          <text:p text:style-name="P1"><text:span text:style-name="T2">$100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" draw:text-style-name="P3" draw:layer="layout" svg:width="2.3cm" svg:height="0.001cm" svg:x="9.255cm" svg:y="6.515cm">
          <text:p/>
          <draw:enhanced-geometry svg:viewBox="0 0 21600 21600" draw:mirror-vertical="false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3.111cm" svg:height="3.81cm" svg:x="6.144cm" svg:y="16.04cm">
          <text:p text:style-name="P1"><text:span text:style-name="T3">Server calls</text:span><text:span text:style-name="T3"><text:line-break/></text:span><text:span text:style-name="T3">customer to</text:span><text:span text:style-name="T3"><text:line-break/></text:span><text:span text:style-name="T3">set delivery</text:span><text:span text:style-name="T3"><text:line-break/></text:span><text:span text:style-name="T3">date/tim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3" draw:layer="layout" svg:width="2.126cm" svg:height="0.001cm" svg:x="16.051cm" svg:y="6.488cm">
          <text:p/>
          <draw:enhanced-geometry svg:viewBox="0 0 21600 21600" draw:mirror-vertical="true" draw:mirror-horizont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227cm" svg:height="2.54cm" svg:x="18.166cm" svg:y="8.755cm">
          <text:p text:style-name="P1"><text:span text:style-name="T2">Order</text:span></text:p>
          <text:p text:style-name="P1"><text:span text:style-name="T2">approved</text:span></text:p>
          <text:p text:style-name="P1"><text:span text:style-name="T2">by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3.111cm" svg:height="2.54cm" svg:x="6.144cm" svg:y="8.755cm">
          <text:p text:style-name="P1"><text:span text:style-name="T2">Order</text:span><text:span text:style-name="T2"><text:line-break/></text:span><text:span text:style-name="T2">escalated to</text:span><text:span text:style-name="T2"><text:line-break/></text:span><text:span text:style-name="T2">Site 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4" draw:layer="layout" svg:width="3.227cm" svg:height="3.81cm" svg:x="18.166cm" svg:y="12.24cm">
          <text:p text:style-name="P1"><text:span text:style-name="T2">Server calls</text:span><text:span text:style-name="T2"><text:line-break/></text:span><text:span text:style-name="T2">customer to</text:span><text:span text:style-name="T2"><text:line-break/></text:span><text:span text:style-name="T2">set delivery</text:span><text:span text:style-name="T2"><text:line-break/></text:span><text:span text:style-name="T2">date/tim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3" draw:layer="layout" svg:width="3.111cm" svg:height="2.95cm" svg:x="6.144cm" svg:y="12.155cm">
          <text:p text:style-name="P1"><text:span text:style-name="T2">Site Manager</text:span><text:span text:style-name="T2"><text:line-break/></text:span><text:span text:style-name="T2">approves</text:span><text:span text:style-name="T2"><text:line-break/></text:span><text:span text:style-name="T2">or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0.201cm" svg:height="0.867cm" svg:x="7.602cm" svg:y="11.3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207cm" svg:height="0.867cm" svg:x="19.68cm" svg:y="11.3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201cm" svg:height="0.867cm" svg:x="7.603cm" svg:y="15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-gradient-name="Gradient_20_7" draw:fill-hatch-name="Hatch_20_1" draw:fill-image-name="Bitmape_20_1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red Morgan</meta:initial-creator>
    <meta:creation-date>2009-05-01T10:49:53</meta:creation-date>
    <dc:date>2009-05-01T14:46:08</dc:date>
    <dc:creator>Jared Morgan</dc:creator>
    <meta:editing-duration>PT00H33M36S</meta:editing-duration>
    <meta:editing-cycles>3</meta:editing-cycles>
    <meta:generator>OpenOffice.org/3.0$Linux OpenOffice.org_project/300m15$Build-9379</meta:generator>
    <meta:document-statistic meta:object-count="15"/>
    <meta:user-defined meta:name="Info 1"/>
    <meta:user-defined meta:name="Info 2"/>
    <meta:user-defined meta:name="Info 3"/>
    <meta:user-defined meta:name="Info 4"/>
  </office:meta>
</office:document-meta>
</file>